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5370" officeooo:paragraph-rsid="001d5370"/>
    </style:style>
    <style:style style:name="P2" style:family="paragraph" style:parent-style-name="Standard">
      <style:text-properties officeooo:rsid="001d5370" officeooo:paragraph-rsid="001e44b2"/>
    </style:style>
    <style:style style:name="P3" style:family="paragraph" style:parent-style-name="Standard">
      <style:text-properties officeooo:rsid="001e44b2" officeooo:paragraph-rsid="001e44b2"/>
    </style:style>
    <style:style style:name="P4" style:family="paragraph" style:parent-style-name="Header">
      <style:text-properties officeooo:rsid="001fd3e1" officeooo:paragraph-rsid="001fd3e1"/>
    </style:style>
    <style:style style:name="P5" style:family="paragraph" style:parent-style-name="Standard">
      <style:text-properties officeooo:rsid="001d5370" officeooo:paragraph-rsid="001e44b2"/>
    </style:style>
    <style:style style:name="P6" style:family="paragraph" style:parent-style-name="Standard">
      <style:text-properties officeooo:rsid="001fd3e1" officeooo:paragraph-rsid="001fd3e1"/>
    </style:style>
    <style:style style:name="P7" style:family="paragraph" style:parent-style-name="Standard">
      <style:text-properties officeooo:paragraph-rsid="001d5370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rsid="001fd3e1" officeooo:paragraph-rsid="001fd3e1"/>
    </style:style>
    <style:style style:name="T1" style:family="text">
      <style:text-properties officeooo:rsid="001e44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4b2" style:font-weight-asian="bold" style:font-weight-complex="bold"/>
    </style:style>
    <style:style style:name="T4" style:family="text">
      <style:text-properties officeooo:rsid="001f2b22"/>
    </style:style>
    <style:style style:name="T5" style:family="text">
      <style:text-properties officeooo:rsid="001fd3e1"/>
    </style:style>
    <style:style style:name="T6" style:family="text">
      <style:text-properties officeooo:rsid="001d53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><text:span text:style-name="T5">a</text:span><text:span text:style-name="T6">)</text:span></text:p>
      <text:p text:style-name="P1"><text:tab/><text:span text:style-name="T2">State space</text:span>:</text:p>
      <text:p text:style-name="P1"><text:tab/><text:span text:style-name="T2">Initial state</text:span>: The grid is assigned arbitrary values in some squares.</text:p>
      <text:p text:style-name="P1"><text:tab/><text:span text:style-name="T2">Possible actions</text:span>: Fill in numbers from 1-9 on empty spaces.</text:p>
      <text:p text:style-name="P1"><text:tab/><text:span text:style-name="T2">Transition model</text:span>: If number added does not violate the column, row and sub-grid that it <text:tab/><text:tab/><text:tab/><text:tab/>belongs to.</text:p>
      <text:p text:style-name="P1"><text:tab/><text:span text:style-name="T2">Goal test</text:span>: Column, row and sub-grid do not have repeated numbers.</text:p>
      <text:p text:style-name="P1"/>
      <text:p text:style-name="P1">b) <text:span text:style-name="T4">CSP</text:span></text:p>
      <text:p text:style-name="P1"/>
      <text:p text:style-name="P1"><text:tab/><text:span text:style-name="T2">Variables:</text:span> <text:s/>{A1, A2, A3, A4, ..., I8, I9}, in a case of a 9x9 sudoku grid then variables are <text:tab/><text:tab/><text:tab/>81</text:p>
      <text:p text:style-name="P1"><text:tab/><text:span text:style-name="T2">Domain:</text:span> <text:s/>{1,2,3,4,5,6,7,8,9}</text:p>
      <text:p text:style-name="P1"><text:tab/><text:span text:style-name="T2">Constraints:</text:span></text:p>
      <text:p text:style-name="P3"><text:tab/><text:tab/><text:span text:style-name="T2">Row constraints</text:span>:</text:p>
      <text:p text:style-name="P1"><text:tab/><text:tab/><text:tab/><text:span text:style-name="T1">All different </text:span>(A1, A2, A3, A4, A5, A6, A7, A8, A9)</text:p>
      <text:p text:style-name="P2"><text:tab/><text:tab/><text:tab/><text:span text:style-name="T1">All different </text:span>(B1, B2, B3, B4, B5, B6, B7, B8, B9)</text:p>
      <text:p text:style-name="P2"><text:span text:style-name="T1"><text:tab/><text:tab/></text:span><text:span text:style-name="T3">Column constraints</text:span><text:span text:style-name="T1">:</text:span></text:p>
      <text:p text:style-name="P2"><text:tab/><text:tab/><text:tab/><text:span text:style-name="T1">All different </text:span>(A1, B1, C1, D1, E1, F 1, G1, H1, I1)</text:p>
      <text:p text:style-name="P2"><text:tab/><text:tab/><text:tab/><text:span text:style-name="T1">All different </text:span>(A2, B2, C2, D2, E2, F 2, G2, H2, I2)</text:p>
      <text:p text:style-name="P3"><text:tab/><text:tab/><text:span text:style-name="T2">Sub-grid constraints</text:span>:</text:p>
      <text:p text:style-name="P2"><text:tab/><text:tab/><text:tab/><text:span text:style-name="T1">All different </text:span>(A1, A2, A3, B1, B2, B3, C1, C2, C3)</text:p>
      <text:p text:style-name="P2"><text:tab/><text:tab/><text:tab/><text:span text:style-name="T1">All different </text:span>(A4, A5, A6, B4, B5, B6, C4, C5, C6)</text:p>
      <text:p text:style-name="P2"/>
      <text:p text:style-name="P6">d)<text:tab/></text:p>
      <text:p text:style-name="P8">Table <text:sequence text:ref-name="refTable0" text:name="Table" text:formula="ooow:Table+1" style:num-format="1">1</text:sequence>: Execution times of the algorithms with different puzzl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Depth-First search</text:p>
          </table:table-cell>
          <table:table-cell table:style-name="Table1.C1" office:value-type="string">
            <text:p text:style-name="P9">Backtracking</text:p>
          </table:table-cell>
        </table:table-row>
        <table:table-row>
          <table:table-cell table:style-name="Table1.A2" office:value-type="string">
            <text:p text:style-name="P9">Case 1</text:p>
          </table:table-cell>
          <table:table-cell table:style-name="Table1.A2" office:value-type="string">
            <text:p text:style-name="Table_20_Contents">261.5759446620941</text:p>
          </table:table-cell>
          <table:table-cell table:style-name="Table1.C2" office:value-type="string">
            <text:p text:style-name="Table_20_Contents">1.4493374824523926</text:p>
          </table:table-cell>
        </table:table-row>
        <table:table-row>
          <table:table-cell table:style-name="Table1.A2" office:value-type="string">
            <text:p text:style-name="P9">Case2</text:p>
          </table:table-cell>
          <table:table-cell table:style-name="Table1.A2" office:value-type="string">
            <text:p text:style-name="Table_20_Contents">0.24357295036315918</text:p>
          </table:table-cell>
          <table:table-cell table:style-name="Table1.C2" office:value-type="string">
            <text:p text:style-name="Table_20_Contents">0.026131391525268555</text:p>
          </table:table-cell>
        </table:table-row>
        <table:table-row>
          <table:table-cell table:style-name="Table1.A2" office:value-type="string">
            <text:p text:style-name="P9">Case 3</text:p>
          </table:table-cell>
          <table:table-cell table:style-name="Table1.A2" office:value-type="string">
            <text:p text:style-name="Table_20_Contents">0.46640658378601074</text:p>
          </table:table-cell>
          <table:table-cell table:style-name="Table1.C2" office:value-type="string">
            <text:p text:style-name="Table_20_Contents">0.058382272720336914</text:p>
          </table:table-cell>
        </table:table-row>
        <table:table-row>
          <table:table-cell table:style-name="Table1.A2" office:value-type="string">
            <text:p text:style-name="P9">Case 4</text:p>
          </table:table-cell>
          <table:table-cell table:style-name="Table1.A2" office:value-type="string">
            <text:p text:style-name="Table_20_Contents">0.0170595645904541</text:p>
          </table:table-cell>
          <table:table-cell table:style-name="Table1.C2" office:value-type="string">
            <text:p text:style-name="Table_20_Contents">0.0170595645904541</text:p>
          </table:table-cell>
        </table:table-row>
        <table:table-row>
          <table:table-cell table:style-name="Table1.A2" office:value-type="string">
            <text:p text:style-name="P9">Case 5</text:p>
          </table:table-cell>
          <table:table-cell table:style-name="Table1.A2" office:value-type="string">
            <text:p text:style-name="Table_20_Contents">6.151199340820312e-05</text:p>
          </table:table-cell>
          <table:table-cell table:style-name="Table1.C2" office:value-type="string">
            <text:p text:style-name="Table_20_Contents">6.031990051269531e-05</text:p>
          </table:table-cell>
        </table:table-row>
      </table:table>
      <text:p text:style-name="P6"/>
      <text:p text:style-name="P6">Backtracking algorithm is faster than the Depth-first search in most of the cases thus it is a better option in higher complexities and it saves a lot execution ti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d3e1" officeooo:paragraph-rsid="001fd3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lint Malinda</text:p>
        <text:p text:style-name="MP1">37219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22:48:13.239053593</meta:creation-date>
    <dc:date>2020-09-04T23:52:41.221182515</dc:date>
    <meta:editing-duration>PT14M56S</meta:editing-duration>
    <meta:editing-cycles>4</meta:editing-cycles>
    <meta:generator>LibreOffice/6.4.4.2$Linux_X86_64 LibreOffice_project/40$Build-2</meta:generator>
    <meta:document-statistic meta:table-count="1" meta:image-count="0" meta:object-count="0" meta:page-count="1" meta:paragraph-count="41" meta:word-count="216" meta:character-count="1348" meta:non-whitespace-character-count="1131"/>
  </office:meta>
</office:document-meta>
</file>